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797c"/>
    </style:style>
    <style:style style:name="P2" style:family="paragraph" style:parent-style-name="Standard">
      <style:text-properties officeooo:rsid="000b797c" officeooo:paragraph-rsid="000b797c"/>
    </style:style>
    <style:style style:name="P3" style:family="paragraph" style:parent-style-name="Standard">
      <style:text-properties fo:font-weight="bold" officeooo:rsid="000b797c" officeooo:paragraph-rsid="000b797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imir páginas 25 e 26</text:p>
      <text:p text:style-name="P1"/>
      <text:p text:style-name="P3">OCA <text:s/>(1Z0-051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19:10:56.932000000</meta:creation-date>
    <dc:date>2014-04-26T19:17:49.238000000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38" meta:non-whitespace-character-count="32"/>
    <meta:generator>LibreOffice/4.1.3.2$Windows_x86 LibreOffice_project/70feb7d99726f064edab4605a8ab840c50ec57a</meta:generator>
  </office:meta>
</office:document-meta>
</file>